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78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lumnPresenceCardinality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00 000</text:p>
          </table:table-cell>
          <table:table-cell table:number-columns-repeated="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3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4 017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document-statistic meta:table-count="1" meta:cell-count="1075" meta:object-count="0"/>
    <meta:generator>LibreOffice/6.4.7.2$MacOSX_X86_64 LibreOffice_project/639b8ac485750d5696d7590a72ef1b496725cfb5</meta:generator>
  </office:meta>
</office:document-meta>
</file>